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07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289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2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2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2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2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2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2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2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2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.65">
            <text:p>1.65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">
            <text:p>0.00</text:p>
          </table:table-cell>
          <table:table-cell table:formula="of:=SUM([.$H$2:.H892])" office:value-type="float" office:value="-55.19">
            <text:p>-55.19</text:p>
          </table:table-cell>
          <table:table-cell table:formula="of:=SUM([.H$3:.H892])/SUM([.E$3:.E892])" office:value-type="percentage" office:value="-0.0189940288747784">
            <text:p>-2%</text:p>
          </table:table-cell>
          <table:table-cell table:formula="of:=[.O892]-(1-[.O892])/[.N892]" office:value-type="percentage" office:value="0.00319305590228591">
            <text:p>0.3%</text:p>
          </table:table-cell>
          <table:table-cell table:formula="of:=AVERAGEIF([.$H$3:.$H892];&quot;&gt;0&quot;)" office:value-type="float" office:value="1.92678800856531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4218975974528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6699999999999">
            <text:p>-52.67</text:p>
          </table:table-cell>
          <table:table-cell table:formula="of:=SUM([.H$3:.H893])/SUM([.E$3:.E893])" office:value-type="percentage" office:value="-0.0180707803681402">
            <text:p>-2%</text:p>
          </table:table-cell>
          <table:table-cell table:formula="of:=[.O893]-(1-[.O893])/[.N893]" office:value-type="percentage" office:value="0.00498284496877655">
            <text:p>0.5%</text:p>
          </table:table-cell>
          <table:table-cell table:formula="of:=AVERAGEIF([.$H$3:.$H893];&quot;&gt;0&quot;)" office:value-type="float" office:value="1.92805555555555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4537521815008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6699999999999">
            <text:p>-54.67</text:p>
          </table:table-cell>
          <table:table-cell table:formula="of:=SUM([.H$3:.H894])/SUM([.E$3:.E894])" office:value-type="percentage" office:value="-0.0187441071091835">
            <text:p>-2%</text:p>
          </table:table-cell>
          <table:table-cell table:formula="of:=[.O894]-(1-[.O894])/[.N894]" office:value-type="percentage" office:value="0.00357433503233762">
            <text:p>0.4%</text:p>
          </table:table-cell>
          <table:table-cell table:formula="of:=AVERAGEIF([.$H$3:.$H894];&quot;&gt;0&quot;)" office:value-type="float" office:value="1.92805555555555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5539591315453">
            <text:p>49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1" table:number-rows-repeated="10476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>
            <text:p>date</text:p>
          </table:table-cell>
          <table:table-cell table:style-name="ce30" office:value-type="string">
            <text:p>no bets</text:p>
          </table:table-cell>
          <table:table-cell table:style-name="ce30" office:value-type="string">
            <text:p>wager</text:p>
          </table:table-cell>
          <table:table-cell table:style-name="ce30" office:value-type="string">
            <text:p>wins</text:p>
          </table:table-cell>
          <table:table-cell table:style-name="ce32" office:value-type="string">
            <text:p>losses</text:p>
          </table:table-cell>
          <table:table-cell table:style-name="ce30" office:value-type="string">
            <text:p>net</text:p>
          </table:table-cell>
          <table:table-cell table:style-name="ce30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2" office:value-type="string">
            <text:p>avg bet</text:p>
          </table:table-cell>
          <table:table-cell table:style-name="ce32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0" office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>
            <text:p>24/07/19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style-name="ce6"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>
            <text:p>25/07/19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style-name="ce6"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>
            <text:p>26/07/19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style-name="ce6"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>
            <text:p>28/07/19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style-name="ce6"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>
            <text:p>30/07/19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style-name="ce6"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>
            <text:p>31/07/19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style-name="ce6"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>
            <text:p>01/08/19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style-name="ce6"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>
            <text:p>02/08/19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style-name="ce6"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>
            <text:p>03/08/19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style-name="ce6"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>
            <text:p>05/08/19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style-name="ce6"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>
            <text:p>06/08/19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style-name="ce6"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>
            <text:p>07/08/19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style-name="ce6"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>
            <text:p>08/08/19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style-name="ce6"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>
            <text:p>09/08/1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style-name="ce6"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>
            <text:p>11/08/19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style-name="ce6"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>
            <text:p>13/08/19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style-name="ce6"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>
            <text:p>15/08/19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style-name="ce6"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>
            <text:p>16/08/19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style-name="ce6"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>
            <text:p>17/08/19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style-name="ce6"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>
            <text:p>18/08/19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style-name="ce6"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>
            <text:p>19/08/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style-name="ce6"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>
            <text:p>20/08/19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style-name="ce6"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>
            <text:p>21/08/19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style-name="ce6"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>
            <text:p>22/08/19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style-name="ce6"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>
            <text:p>23/08/19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style-name="ce6"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>
            <text:p>26/08/19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style-name="ce6"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>
            <text:p>27/08/19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style-name="ce6"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>
            <text:p>29/08/1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style-name="ce6"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>
            <text:p>30/08/19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style-name="ce6"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>
            <text:p>02/09/19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style-name="ce6"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>
            <text:p>03/09/19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style-name="ce6"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>
            <text:p>05/09/19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style-name="ce6"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>
            <text:p>06/09/19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style-name="ce6"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>
            <text:p>16/09/19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style-name="ce6"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>
            <text:p>17/09/19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style-name="ce6"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>
            <text:p>18/09/19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style-name="ce6"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>
            <text:p>19/09/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style-name="ce6"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>
            <text:p>20/09/19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style-name="ce6"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>
            <text:p>21/09/19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style-name="ce6"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>
            <text:p>22/09/19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style-name="ce6"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>
            <text:p>23/09/19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style-name="ce6"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>
            <text:p>24/09/19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style-name="ce6"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>
            <text:p>25/09/19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style-name="ce6"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>
            <text:p>26/09/19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style-name="ce6"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>
            <text:p>27/09/19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style-name="ce6"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>
            <text:p>29/09/1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style-name="ce6"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>
            <text:p>30/09/19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style-name="ce6"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>
            <text:p>01/10/19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style-name="ce6"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>
            <text:p>02/10/19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style-name="ce6"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>
            <text:p>03/10/19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style-name="ce6"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>
            <text:p>04/10/19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style-name="ce6"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>
            <text:p>05/10/19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style-name="ce6"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>
            <text:p>06/10/19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style-name="ce6"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>
            <text:p>07/10/19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style-name="ce6"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>
            <text:p>08/10/19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style-name="ce6"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>
            <text:p>09/10/1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style-name="ce6"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>
            <text:p>10/10/19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style-name="ce6"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>
            <text:p>11/10/19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style-name="ce6"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>
            <text:p>12/10/19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style-name="ce6"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>
            <text:p>13/10/19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style-name="ce6"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>
            <text:p>14/10/19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style-name="ce6"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>
            <text:p>15/10/19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style-name="ce6"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>
            <text:p>16/10/19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style-name="ce6"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>
            <text:p>17/10/19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style-name="ce6"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>
            <text:p>18/10/19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style-name="ce6"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>
            <text:p>19/10/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style-name="ce6"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>
            <text:p>20/10/19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style-name="ce6"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>
            <text:p>21/10/19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style-name="ce6"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>
            <text:p>22/10/19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style-name="ce6"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>
            <text:p>23/10/19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style-name="ce6"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>
            <text:p>24/10/19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style-name="ce6"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>
            <text:p>25/10/19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style-name="ce6"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>
            <text:p>26/10/19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style-name="ce6"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>
            <text:p>27/10/19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style-name="ce6"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>
            <text:p>28/10/19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style-name="ce6"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>
            <text:p>29/10/1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style-name="ce6"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>
            <text:p>30/10/19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style-name="ce6"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>
            <text:p>31/10/19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style-name="ce6"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>
            <text:p>01/11/19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style-name="ce6"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>
            <text:p>02/11/19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style-name="ce6"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>
            <text:p>03/11/19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style-name="ce6"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>
            <text:p>03/01/20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style-name="ce6"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>
            <text:p>04/01/20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style-name="ce6"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5">
            <text:p>05/01/20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style-name="ce6"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6">
            <text:p>06/01/20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style-name="ce6"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7">
            <text:p>07/01/20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style-name="ce6"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8">
            <text:p>08/01/20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style-name="ce6"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9">
            <text:p>09/01/20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.65">
            <text:p>12.65</text:p>
          </table:table-cell>
          <table:table-cell table:style-name="ce6" table:formula="of:=SUMIF([$all.H892:.H894];&quot;&gt;0&quot;)" office:value-type="float" office:value="2.52">
            <text:p>2.52</text:p>
          </table:table-cell>
          <table:table-cell table:formula="of:=SUMIF([$all.H892:.H894];&quot;&lt;0&quot;)" office:value-type="float" office:value="-2">
            <text:p>-2</text:p>
          </table:table-cell>
          <table:table-cell table:style-name="ce6" table:formula="of:=[.D90]+[.E90]" office:value-type="float" office:value="0.52">
            <text:p>0.52</text:p>
          </table:table-cell>
          <table:table-cell table:style-name="ce29" table:formula="of:=[$all.J894]" office:value-type="percentage" office:value="-0.0187441071091835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357433503233762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29.5615294359999">
            <text:p>29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9" table:end-x="0.372cm" table:end-y="0.214cm" draw:z-index="0" draw:name="Chart 1" draw:style-name="gr1" draw:text-style-name="P1" svg:width="22.015cm" svg:height="6.802cm" svg:x="0.639cm" svg:y="0.372cm">
              <draw:object draw:notify-on-update-of-ranges="daily.A3:daily.A91 daily.L2:daily.L2 daily.L3:daily.L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4" table:default-cell-style-name="ce40"/>
        <table:table-column table:style-name="co13" table:number-columns-repeated="15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998" table:default-cell-style-name="ce10"/>
        <table:table-row table:style-name="ro1">
          <table:table-cell table:style-name="ce30" office:value-type="string">
            <text:p>month</text:p>
          </table:table-cell>
          <table:table-cell table:style-name="ce30" office:value-type="string">
            <text:p>bets</text:p>
          </table:table-cell>
          <table:table-cell table:style-name="ce30" office:value-type="string">
            <text:p>wagered</text:p>
          </table:table-cell>
          <table:table-cell table:style-name="ce36" office:value-type="string">
            <text:p>net</text:p>
          </table:table-cell>
          <table:table-cell table:style-name="ce36" office:value-type="string">
            <text:p>roi</text:p>
          </table:table-cell>
          <table:table-cell table:style-name="ce39"/>
          <table:table-cell table:number-columns-repeated="2" table:style-name="ce39" office:value-type="string">
            <text:p>2020-11</text:p>
          </table:table-cell>
          <table:table-cell table:style-name="ce39" office:value-type="string">
            <text:p>2020-10</text:p>
          </table:table-cell>
          <table:table-cell table:style-name="ce39" office:value-type="string">
            <text:p>2020-09</text:p>
          </table:table-cell>
          <table:table-cell table:style-name="ce39" office:value-type="string">
            <text:p>2020-08</text:p>
          </table:table-cell>
          <table:table-cell table:style-name="ce39" office:value-type="string">
            <text:p>2020-07</text:p>
          </table:table-cell>
          <table:table-cell table:style-name="ce39" office:value-type="string">
            <text:p>2020-06</text:p>
          </table:table-cell>
          <table:table-cell table:style-name="ce39" office:value-type="string">
            <text:p>2020-05</text:p>
          </table:table-cell>
          <table:table-cell table:style-name="ce39" office:value-type="string">
            <text:p>2020-04</text:p>
          </table:table-cell>
          <table:table-cell table:style-name="ce39" office:value-type="string">
            <text:p>2020-03</text:p>
          </table:table-cell>
          <table:table-cell table:style-name="ce39" office:value-type="string">
            <text:p>2020-02</text:p>
          </table:table-cell>
          <table:table-cell table:style-name="ce39" office:value-type="string">
            <text:p>2020-01</text:p>
          </table:table-cell>
          <table:table-cell table:style-name="ce39" office:value-type="string">
            <text:p>2019-12</text:p>
          </table:table-cell>
          <table:table-cell table:style-name="ce39" office:value-type="string">
            <text:p>2019-11</text:p>
          </table:table-cell>
          <table:table-cell table:style-name="ce39" office:value-type="string">
            <text:p>2019-10</text:p>
          </table:table-cell>
          <table:table-cell table:style-name="ce41" office:value-type="string">
            <text:p>2019-09</text:p>
          </table:table-cell>
          <table:table-cell table:style-name="ce41" office:value-type="string">
            <text:p>2019-08</text:p>
          </table:table-cell>
          <table:table-cell table:style-name="ce41" office:value-type="string">
            <text:p>2019-07</text:p>
          </table:table-cell>
          <table:table-cell table:style-name="ce44" table:number-columns-repeated="2"/>
          <table:table-cell table:style-name="ce4" table:number-columns-repeated="998"/>
        </table:table-row>
        <table:table-row table:style-name="ro1">
          <table:table-cell table:style-name="ce30" table:number-columns-repeated="3"/>
          <table:table-cell table:style-name="ce36" table:number-columns-repeated="2"/>
          <table:table-cell table:style-name="ce39"/>
          <table:table-cell table:style-name="ce39" table:formula="of:=SUM([.G3:.G28])" office:value-type="float" office:value="-3.20083333333333">
            <text:p>-3</text:p>
          </table:table-cell>
          <table:table-cell table:style-name="ce39" table:formula="of:=SUM([.H3:.H28])" office:value-type="float" office:value="-3.20083333333333">
            <text:p>-3</text:p>
          </table:table-cell>
          <table:table-cell table:style-name="ce39" table:formula="of:=SUM([.I3:.I28])" office:value-type="float" office:value="-3.005">
            <text:p>-3</text:p>
          </table:table-cell>
          <table:table-cell table:style-name="ce39" table:formula="of:=SUM([.J3:.J28])" office:value-type="float" office:value="2.82916666666667">
            <text:p>3</text:p>
          </table:table-cell>
          <table:table-cell table:style-name="ce39" table:formula="of:=SUM([.K3:.K28])" office:value-type="float" office:value="1.685">
            <text:p>2</text:p>
          </table:table-cell>
          <table:table-cell table:style-name="ce39" table:formula="of:=SUM([.L3:.L28])" office:value-type="float" office:value="-3.24916666666667">
            <text:p>-3</text:p>
          </table:table-cell>
          <table:table-cell table:style-name="ce39" table:formula="of:=SUM([.M3:.M28])" office:value-type="float" office:value="-4.2225">
            <text:p>-4</text:p>
          </table:table-cell>
          <table:table-cell table:style-name="ce39" table:formula="of:=SUM([.N3:.N28])" office:value-type="float" office:value="-4.2225">
            <text:p>-4</text:p>
          </table:table-cell>
          <table:table-cell table:style-name="ce39" table:formula="of:=SUM([.O3:.O28])" office:value-type="float" office:value="-4.2225">
            <text:p>-4</text:p>
          </table:table-cell>
          <table:table-cell table:style-name="ce39" table:formula="of:=SUM([.P3:.P28])" office:value-type="float" office:value="-4.2225">
            <text:p>-4</text:p>
          </table:table-cell>
          <table:table-cell table:style-name="ce39" table:formula="of:=SUM([.Q3:.Q28])" office:value-type="float" office:value="-4.2225">
            <text:p>-4</text:p>
          </table:table-cell>
          <table:table-cell table:style-name="ce39" table:formula="of:=SUM([.R3:.R28])" office:value-type="float" office:value="-4.2225">
            <text:p>-4</text:p>
          </table:table-cell>
          <table:table-cell table:style-name="ce39" table:formula="of:=SUM([.S3:.S28])" office:value-type="float" office:value="-1.02166666666667">
            <text:p>-1</text:p>
          </table:table-cell>
          <table:table-cell table:style-name="ce39" table:formula="of:=SUM([.T3:.T28])" office:value-type="float" office:value="-1.02166666666667">
            <text:p>-1</text:p>
          </table:table-cell>
          <table:table-cell table:style-name="ce39" table:formula="of:=SUM([.U3:.U28])" office:value-type="float" office:value="-1.2175">
            <text:p>-1</text:p>
          </table:table-cell>
          <table:table-cell table:style-name="ce41" table:formula="of:=SUM([.V3:.V28])" office:value-type="float" office:value="-7.05166666666667">
            <text:p>-7</text:p>
          </table:table-cell>
          <table:table-cell table:style-name="ce41" table:formula="of:=SUM([.W3:.W28])" office:value-type="float" office:value="-5.9075">
            <text:p>-6</text:p>
          </table:table-cell>
          <table:table-cell table:style-name="ce41" table:formula="of:=SUM([.X3:.X28])" office:value-type="float" office:value="-0.973333333333333">
            <text:p>-1</text:p>
          </table:table-cell>
          <table:table-cell table:style-name="ce45"/>
          <table:table-cell table:style-name="ce44"/>
          <table:table-cell table:number-columns-repeated="998"/>
        </table:table-row>
        <table:table-row table:style-name="ro1">
          <table:table-cell table:number-columns-repeated="24"/>
          <table:table-cell table:style-name="ce46"/>
          <table:table-cell table:number-columns-repeated="999"/>
        </table:table-row>
        <table:table-row table:style-name="ro1">
          <table:table-cell office:value-type="string">
            <text:p>2020-01</text:p>
          </table:table-cell>
          <table:table-cell table:formula="of:=SUM([$daily.B84:.B92])" office:value-type="float" office:value="76">
            <text:p>76</text:p>
          </table:table-cell>
          <table:table-cell table:formula="of:=SUM([$daily.C84:.C92])" office:value-type="float" office:value="337.65">
            <text:p>337.65</text:p>
          </table:table-cell>
          <table:table-cell table:formula="of:=SUM([$daily.F84:.F92])" office:value-type="float" office:value="-38.41">
            <text:p>-38</text:p>
          </table:table-cell>
          <table:table-cell table:style-name="ce38" table:formula="of:=[.D4]/[.C4]" office:value-type="percentage" office:value="-0.113756848807937">
            <text:p>-11%</text:p>
          </table:table-cell>
          <table:table-cell/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formula="of:=[.$D4]/12" office:value-type="float" office:value="-3.20083333333333">
            <text:p>-3</text:p>
          </table:table-cell>
          <table:table-cell table:number-columns-repeated="6"/>
          <table:table-cell table:style-name="ce46"/>
          <table:table-cell table:number-columns-repeated="999"/>
        </table:table-row>
        <table:table-row table:style-name="ro1">
          <table:table-cell table:style-name="ce35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8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6"/>
          <table:table-cell table:number-columns-repeated="999"/>
        </table:table-row>
        <table:table-row table:style-name="ro1">
          <table:table-cell table:style-name="ce35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38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6"/>
          <table:table-cell table:number-columns-repeated="999"/>
        </table:table-row>
        <table:table-row table:style-name="ro1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38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3"/>
          <table:table-cell table:number-columns-repeated="1001"/>
        </table:table-row>
        <table:table-row table:style-name="ro1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38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3"/>
          <table:table-cell table:number-columns-repeated="1001"/>
        </table:table-row>
        <table:table-row table:style-name="ro1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38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6"/>
          <table:table-cell table:number-columns-repeated="999"/>
        </table:table-row>
        <table:table-row table:style-name="ro1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38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6"/>
          <table:table-cell table:number-columns-repeated="99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11/01/2020</text:date>, <text:time>16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16:19:36</dc:date>
    <meta:generator>OpenOffice/4.1.7$Unix OpenOffice.org_project/417m1$Build-9800</meta:generator>
    <meta:editing-duration>PT23H20M16S</meta:editing-duration>
    <meta:editing-cycles>8</meta:editing-cycles>
    <dc:creator>Jaco Jansen</dc:creator>
    <meta:document-statistic meta:table-count="3" meta:cell-count="120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016cm" svg:height="6.803cm" xlink:href=".." xlink:type="simple" chart:class="chart:line" chart:style-name="ch1">
        <chart:title svg:x="9.988cm" svg:y="0.271cm" chart:style-name="ch2">
          <text:p>closing</text:p>
        </chart:title>
        <chart:plot-area chart:style-name="ch3" table:cell-range-address="daily.A3:daily.A91 daily.L2:daily.L91" chart:data-source-has-labels="both" svg:x="0.89cm" svg:y="1.586cm" svg:width="20.246cm" svg:height="4.661cm">
          <chartooo:coordinate-region svg:x="1.457cm" svg:y="1.768cm" svg:width="19.041cm" svg:height="3.866cm"/>
          <chart:axis chart:dimension="x" chart:name="primary-x" chart:style-name="ch4" chartooo:axis-type="auto">
            <chartooo:date-scale/>
            <chart:categories table:cell-range-address="daily.A3:daily.A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91" chart:label-cell-address="daily.L2:daily.L2" chart:class="chart:line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91</svg:desc>
                </draw:g>
              </table:table-cell>
              <table:table-cell office:value-type="float" office:value="230.3">
                <text:p>230.3</text:p>
                <draw:g>
                  <svg:desc>daily.L3:daily.L91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